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9042bbb546a5f1f5b307985e1e51d6a0" style:family="table-column">
      <style:table-column-properties fo:break-before="auto" style:use-optimal-column-width="false" style:column-width="6cm"/>
    </style:style>
    <style:style style:name="odsStyleTableColumn-983e60354db0873d85ba2edef890b50a" style:family="table-column">
      <style:table-column-properties fo:break-before="auto" style:use-optimal-column-width="false" style:column-width="5cm"/>
    </style:style>
    <style:style style:name="odsStyleTableColumn-b8526f4d6073458724d43ae420a887fd" style:family="table-column">
      <style:table-column-properties fo:break-before="auto" style:use-optimal-column-width="false" style:column-width="3cm"/>
    </style:style>
    <style:style style:name="odsStyleTableCell-8a06f95b7f6cd04c336808360644f2a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1f262302e96868ec17feb28679364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dce5ff016242114d55c5f7604b5a80d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c5fa1e6f00eeff455bb6a500afbd7c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912198175140c7b160b11dbdedf319a8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9042bbb546a5f1f5b307985e1e51d6a0" table:default-cell-style-name="Default"/>
        <table:table-column table:style-name="odsStyleTableColumn-983e60354db0873d85ba2edef890b50a" table:default-cell-style-name="Default"/>
        <table:table-column table:style-name="odsStyleTableColumn-b8526f4d6073458724d43ae420a887fd" table:default-cell-style-name="Default"/>
        <table:table-column table:style-name="odsStyleTableColumn-b8526f4d6073458724d43ae420a887fd" table:default-cell-style-name="Default"/>
        <table:table-column table:style-name="odsStyleTableColumn-b8526f4d6073458724d43ae420a887fd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8a06f95b7f6cd04c336808360644f2a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1f262302e96868ec17feb286793643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1f262302e96868ec17feb2867936439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51f262302e96868ec17feb2867936439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1f262302e96868ec17feb286793643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dce5ff016242114d55c5f7604b5a80d" office:value-type="string">
            <text:p>PAIS</text:p>
          </table:table-cell>
          <table:table-cell table:style-name="odsStyleTableCell-ddce5ff016242114d55c5f7604b5a80d" office:value-type="string">
            <text:p>UNIDAD MONETARIA</text:p>
          </table:table-cell>
          <table:table-cell table:style-name="odsStyleTableCell-ddce5ff016242114d55c5f7604b5a80d" office:value-type="string">
            <text:p>MONEDA</text:p>
          </table:table-cell>
          <table:table-cell table:style-name="odsStyleTableCell-ddce5ff016242114d55c5f7604b5a80d" office:value-type="string">
            <text:p>TIPO DE CAMBIO EN Bs POR UNIDAD DE MONEDA EXTRANJERA</text:p>
          </table:table-cell>
          <table:table-cell table:style-name="odsStyleTableCell-ddce5ff016242114d55c5f7604b5a80d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1f262302e96868ec17feb286793643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dce5ff016242114d55c5f7604b5a80d" office:value-type="string">
            <text:p> </text:p>
          </table:table-cell>
          <table:table-cell table:style-name="odsStyleTableCell-ddce5ff016242114d55c5f7604b5a80d" office:value-type="string">
            <text:p>UNIDAD MONETARIA</text:p>
          </table:table-cell>
          <table:table-cell table:style-name="odsStyleTableCell-ddce5ff016242114d55c5f7604b5a80d" office:value-type="string">
            <text:p>MONEDA</text:p>
          </table:table-cell>
          <table:table-cell table:style-name="odsStyleTableCell-ddce5ff016242114d55c5f7604b5a80d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1f262302e96868ec17feb286793643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dce5ff016242114d55c5f7604b5a80d" office:value-type="string">
            <text:p> </text:p>
          </table:table-cell>
        </table:table-row>
        <table:table-row table:style-name="ro1">
          <table:table-cell table:style-name="odsStyleTableCell-5c5fa1e6f00eeff455bb6a500afbd7c8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12198175140c7b160b11dbdedf319a8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40</meta:creation-date>
    <meta:generator>ods générator</meta:generator>
    <dc:date>2024-10-15T21:15:40</dc:date>
    <meta:editing-duration>PT1S</meta:editing-duration>
    <meta:editing-cycles>1</meta:editing-cycles>
    <meta:document-statistic meta:table-count="1" meta:cell-count="4" meta:object-count="0"/>
  </office:meta>
</office:document-meta>
</file>